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F000002BBA21CADB8A0E5B0CE.jpg" manifest:media-type="image/jpeg"/>
  <manifest:file-entry manifest:full-path="Pictures/100000000000033B000002414AAB8529099C4C97.jpg" manifest:media-type="image/jpeg"/>
  <manifest:file-entry manifest:full-path="Pictures/100000000000034F000001E4C85956FDBBD206B1.jpg" manifest:media-type="image/jpeg"/>
  <manifest:file-entry manifest:full-path="Pictures/100000000000035B000003A9770848A5FAF70D1D.jpg" manifest:media-type="image/jpeg"/>
  <manifest:file-entry manifest:full-path="Pictures/10000000000003450000015186A5981A8B90A94B.jpg" manifest:media-type="image/jpeg"/>
  <manifest:file-entry manifest:full-path="Pictures/1000000000000340000001487AB9222AA9E5C78E.jpg" manifest:media-type="image/jpeg"/>
  <manifest:file-entry manifest:full-path="Pictures/1000000000000341000001E1CB4EBE374515073C.jpg" manifest:media-type="image/jpeg"/>
  <manifest:file-entry manifest:full-path="Pictures/100000000000034000000116B70AC3C1CEE9C0C7.jpg" manifest:media-type="image/jpeg"/>
  <manifest:file-entry manifest:full-path="Pictures/100000000000035C0000016C2EA890EC095E211A.jpg" manifest:media-type="image/jpeg"/>
  <manifest:file-entry manifest:full-path="Pictures/1000000000000349000001EE8D3C6509340C6FD4.jpg" manifest:media-type="image/jpeg"/>
  <manifest:file-entry manifest:full-path="Pictures/1000000000000336000001AE58AEBEB6ECDE4489.jpg" manifest:media-type="image/jpeg"/>
  <manifest:file-entry manifest:full-path="Pictures/100000000000034A00000164853AC88CADACB554.jpg" manifest:media-type="image/jpeg"/>
  <manifest:file-entry manifest:full-path="Pictures/1000000000000345000001F70FC219317EDAFD82.jpg" manifest:media-type="image/jpeg"/>
  <manifest:file-entry manifest:full-path="Pictures/1000000000000345000001663C01D75518809500.jpg" manifest:media-type="image/jpeg"/>
  <manifest:file-entry manifest:full-path="Pictures/1000000000000349000001669EFC69F85BBD69E6.jpg" manifest:media-type="image/jpeg"/>
  <manifest:file-entry manifest:full-path="Pictures/10000000000002CE000001CE6E37F88F16BA21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473cm" svg:x="1.27cm" svg:y="2.877cm" presentation:class="title" presentation:user-transformed="true">
          <draw:text-box>
            <text:p>VERSİYON KONTROL SİSTEMLERİ</text:p>
          </draw:text-box>
        </draw:frame>
        <draw:frame presentation:style-name="pr2" draw:layer="layout" svg:width="25.199cm" svg:height="4.57cm" svg:x="1.27cm" svg:y="7.62cm" presentation:class="outline" presentation:user-transformed="true">
          <draw:text-box>
            <text:list text:style-name="L2">
              <text:list-item>
                <text:p>Versiyon Kontrol Sistemlerine Genel Bakış</text:p>
              </text:list-item>
              <text:list-item>
                <text:p>GİT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17.25cm" svg:height="14.795cm" svg:x="5.561cm" svg:y="0.445cm">
          <draw:image xlink:href="Pictures/100000000000032F000002BBA21CADB8A0E5B0C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7.504cm" svg:height="12.212cm" svg:x="5.08cm" svg:y="1.367cm">
          <draw:image xlink:href="Pictures/100000000000033B000002414AAB8529099C4C9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4.437cm" svg:height="15.749cm" svg:x="6.518cm" svg:y="0.001cm">
          <draw:image xlink:href="Pictures/100000000000035B000003A9770848A5FAF70D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5.603cm" svg:height="10.307cm" svg:x="1.067cm" svg:y="1.905cm">
          <draw:image xlink:href="Pictures/10000000000003450000015186A5981A8B90A94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25.664cm" svg:height="10.117cm" svg:x="1.27cm" svg:y="2.54cm">
          <draw:image xlink:href="Pictures/1000000000000340000001487AB9222AA9E5C78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2" draw:layer="layout" svg:width="25.251cm" svg:height="14.58cm" svg:x="0.784cm" svg:y="0.635cm">
          <draw:image xlink:href="Pictures/1000000000000341000001E1CB4EBE374515073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2" draw:layer="layout" svg:width="25.547cm" svg:height="14.598cm" svg:x="1.27cm" svg:y="0.642cm">
          <draw:image xlink:href="Pictures/100000000000034F000001E4C85956FDBBD206B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" draw:layer="layout" svg:width="27.114cm" svg:height="9.058cm" svg:x="0.886cm" svg:y="3.007cm">
          <draw:image xlink:href="Pictures/100000000000034000000116B70AC3C1CEE9C0C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" draw:layer="layout" svg:width="27.005cm" svg:height="11.43cm" svg:x="0.3cm" svg:y="1.905cm">
          <draw:image xlink:href="Pictures/100000000000035C0000016C2EA890EC095E211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" draw:layer="layout" svg:width="25.653cm" svg:height="13.419cm" svg:x="1.017cm" svg:y="1.27cm">
          <draw:image xlink:href="Pictures/1000000000000336000001AE58AEBEB6ECDE448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" draw:layer="layout" svg:width="27.037cm" svg:height="11.43cm" svg:x="0.635cm" svg:y="1.905cm">
          <draw:image xlink:href="Pictures/100000000000034A00000164853AC88CADACB55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" draw:layer="layout" svg:width="24.13cm" svg:height="14.5cm" svg:x="1.905cm" svg:y="0.784cm">
          <draw:image xlink:href="Pictures/1000000000000345000001F70FC219317EDAFD8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2" draw:layer="layout" svg:width="24.13cm" svg:height="14.173cm" svg:x="1.905cm" svg:y="0.635cm">
          <draw:image xlink:href="Pictures/1000000000000349000001EE8D3C6509340C6FD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2" draw:layer="layout" svg:width="26.624cm" svg:height="11.387cm" svg:x="0.635cm" svg:y="1.905cm">
          <draw:image xlink:href="Pictures/1000000000000345000001663C01D7551880950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2" draw:layer="layout" svg:width="26.751cm" svg:height="11.387cm" svg:x="0.635cm" svg:y="1.948cm">
          <draw:image xlink:href="Pictures/1000000000000349000001669EFC69F85BBD69E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2" draw:layer="layout" svg:width="21.547cm" svg:height="13.864cm" svg:x="3.187cm" svg:y="1.017cm">
          <draw:image xlink:href="Pictures/10000000000002CE000001CE6E37F88F16BA217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28T21:47:04.005000000</dc:date>
    <meta:editing-duration>PT12M32S</meta:editing-duration>
    <meta:editing-cycles>2</meta:editing-cycles>
    <meta:generator>LibreOffice/7.2.5.2$Windows_X86_64 LibreOffice_project/499f9727c189e6ef3471021d6132d4c694f357e5</meta:generator>
    <meta:document-statistic meta:object-count="73"/>
  </office:meta>
</office:document-meta>
</file>